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cene/rasac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scene/rasac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scene/rasac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nt</text:p>
          </table:table-cell>
          <table:table-cell table:formula="of:=SUM([.B2:.B6])/8*100" office:value-type="float" office:value="12.5" calcext:value-type="float">
            <text:p>12.5</text:p>
          </table:table-cell>
          <table:table-cell/>
          <table:table-cell office:value-type="string" calcext:value-type="string">
            <text:p>Procent</text:p>
          </table:table-cell>
          <table:table-cell table:formula="of:=SUM([.E2:.E6])/8*100" office:value-type="float" office:value="0" calcext:value-type="float">
            <text:p>0</text:p>
          </table:table-cell>
          <table:table-cell/>
          <table:table-cell office:value-type="string" calcext:value-type="string">
            <text:p>Procent</text:p>
          </table:table-cell>
          <table:table-cell table:formula="of:=SUM([.H2:.H6])/5*100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cene/rasac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scene/rasac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scene/rasac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nt</text:p>
          </table:table-cell>
          <table:table-cell table:formula="of:=SUM([.B10:.B14])/8*100" office:value-type="float" office:value="12.5" calcext:value-type="float">
            <text:p>12.5</text:p>
          </table:table-cell>
          <table:table-cell/>
          <table:table-cell office:value-type="string" calcext:value-type="string">
            <text:p>Procent</text:p>
          </table:table-cell>
          <table:table-cell table:formula="of:=SUM([.E10:.E14])/8*100" office:value-type="float" office:value="0" calcext:value-type="float">
            <text:p>0</text:p>
          </table:table-cell>
          <table:table-cell/>
          <table:table-cell office:value-type="string" calcext:value-type="string">
            <text:p>Procent</text:p>
          </table:table-cell>
          <table:table-cell table:formula="of:=SUM([.H10:.H14])/5*100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23:52:01.915050939</meta:creation-date>
    <dc:date>2019-05-11T00:07:18.980192725</dc:date>
    <meta:editing-duration>PT5M8S</meta:editing-duration>
    <meta:editing-cycles>1</meta:editing-cycles>
    <meta:generator>LibreOffice/6.0.7.3$Linux_X86_64 LibreOffice_project/00m0$Build-3</meta:generator>
    <meta:document-statistic meta:table-count="1" meta:cell-count="84" meta:object-count="0"/>
  </office:meta>
</office:document-meta>
</file>